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DC00001DC800001C4A01E0885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3cm" svg:height="7.241cm" svg:x="1.379cm" svg:y="1.38cm">
          <draw:image xlink:href="Pictures/200000DC00001DC800001C4A01E0885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1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per Li</meta:initial-creator>
    <meta:creation-date>2014-04-11T14:06:50</meta:creation-date>
    <dc:date>2014-04-11T14:25:05</dc:date>
    <dc:creator>Jasper Li</dc:creator>
    <meta:editing-duration>PT12M3S</meta:editing-duration>
    <meta:editing-cycles>3</meta:editing-cycles>
    <meta:generator>LibreOffice/3.5$Linux_X86_64 LibreOffice_project/350m1$Build-2</meta:generator>
    <meta:document-statistic meta:object-count="1"/>
  </office:meta>
</office:document-meta>
</file>